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Poner en algun lado la imagen de Cristo Rey,</text:p>
        </text:list-item>
        <text:list-item>
          <text:p text:style-name="P1">mas colores</text:p>
        </text:list-item>
        <text:list-item>
          <text:p text:style-name="P1">la imagen de Cristo mejor en la pagina y en medio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6-20T14:18:27</meta:creation-date>
    <dc:creator>Guillermo Omar Pizarro Vasquez</dc:creator>
    <dc:date>2007-06-20T14:45:06</dc:date>
    <dc:language>en-US</dc:language>
    <meta:editing-cycles>4</meta:editing-cycles>
    <meta:editing-duration>PT1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2" meta:character-count="107"/>
  </office:meta>
</office:document-meta>
</file>